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338673175476658300" text:style-name="L1">
        <text:list-item>
          <text:p text:style-name="P1">intro</text:p>
          <text:list>
            <text:list-item>
              <text:p text:style-name="P1">latex est un langage de description de fichiers</text:p>
            </text:list-item>
            <text:list-item>
              <text:p text:style-name="P1">création et lecture facile</text:p>
            </text:list-item>
            <text:list-item>
              <text:p text:style-name="P1">permet de créer principalement des docs au format pdf</text:p>
            </text:list-item>
            <text:list-item>
              <text:p text:style-name="P1">formel, respecte les standards de l'imprimerie et de l'édition</text:p>
            </text:list-item>
            <text:list-item>
              <text:p text:style-name="P1">optimisé pour l'affichage de formules mathématiques</text:p>
            </text:list-item>
            <text:list-item>
              <text:p text:style-name="P1">les scientifiques et les éditeurs sont les principaux utilisateurs de latex</text:p>
            </text:list-item>
            <text:list-item>
              <text:p text:style-name="P1">les documents produits avec latex sont sobres mais extrêmement lisibles</text:p>
            </text:list-item>
          </text:list>
        </text:list-item>
        <text:list-item>
          <text:p text:style-name="P1">découvrez latex</text:p>
          <text:list>
            <text:list-item>
              <text:p text:style-name="P1">qu'est ce que latex ?</text:p>
              <text:list>
                <text:list-item>
                  <text:p text:style-name="P1">généralités</text:p>
                  <text:list>
                    <text:list-item>
                      <text:p text:style-name="P1">se pronnonce "latèk"</text:p>
                    </text:list-item>
                    <text:list-item>
                      <text:p text:style-name="P1">se concentre uniquement sur le fond : la personne indique les parties les titres etc</text:p>
                    </text:list-item>
                    <text:list-item>
                      <text:p text:style-name="P1">latex calcule automatiquement une bonne forme (mise en page) et créé le doc</text:p>
                    </text:list-item>
                    <text:list-item>
                      <text:p text:style-name="P1">langage de description un peu comme html</text:p>
                    </text:list-item>
                    <text:list-item>
                      <text:p text:style-name="P1">si latex choisit de changer la mise en page, il a souvent raison (ex : figure change de page si plus la place)</text:p>
                    </text:list-item>
                  </text:list>
                </text:list-item>
                <text:list-item>
                  <text:p text:style-name="P1">word VS latex</text:p>
                  <text:list>
                    <text:list-item>
                      <text:p text:style-name="P1">comparatif général</text:p>
                      <text:list>
                        <text:list-item>
                          <text:p text:style-name="P1">word demande de gérer fond + forme à la foix / latex se charge de la forme</text:p>
                        </text:list-item>
                      </text:list>
                    </text:list-item>
                    <text:list-item>
                      <text:p text:style-name="P1">avantages de latex</text:p>
                      <text:list>
                        <text:list-item>
                          <text:p text:style-name="P1">changer une caractéristique (la police de tous les titres par ex) peut se faire en une ligne même si 10 000 pages.</text:p>
                        </text:list-item>
                        <text:list-item>
                          <text:p text:style-name="P1">6 qualités de latex assez importantes</text:p>
                          <text:list>
                            <text:list-item>
                              <text:p text:style-name="P1">gestion des notes (commentaires ou notes de bas de page ?)</text:p>
                            </text:list-item>
                            <text:list-item>
                              <text:p text:style-name="P1">gestion des flottants (? on verra plus tard)</text:p>
                            </text:list-item>
                            <text:list-item>
                              <text:p text:style-name="P1">gestion des longs documents</text:p>
                            </text:list-item>
                            <text:list-item>
                              <text:p text:style-name="P1">possibilité de hiérarchiser facilement texte en parties, chapitres, sections...</text:p>
                            </text:list-item>
                            <text:list-item>
                              <text:p text:style-name="P1">peut faire références (a un paragraphe / une figure …) simplement</text:p>
                            </text:list-item>
                            <text:list-item>
                              <text:p text:style-name="P1">génération automatique de bibliographie, index et tables des matières</text:p>
                            </text:list-item>
                          </text:list>
                        </text:list-item>
                      </text:list>
                    </text:list-item>
                    <text:list-item>
                      <text:p text:style-name="P1">rétrocompatibilité</text:p>
                      <text:list>
                        <text:list-item>
                          <text:p text:style-name="P1">rétrocompatibilité = compatibilité avec les versions précédentes</text:p>
                        </text:list-item>
                        <text:list-item>
                          <text:p text:style-name="P1">pas de rétrocomp → si on change d'ordi notre présentation peut foirer (souvent vérifié en projet...)</text:p>
                        </text:list-item>
                        <text:list-item>
                          <text:p text:style-name="P1">Latex gère très bien la rétrocompatibilité</text:p>
                        </text:list-item>
                        <text:list-item>
                          <text:p text:style-name="P1">avantages si on fait des MAJ, si on change d'ordi, d'OS...</text:p>
                        </text:list-item>
                        <text:list-item>
                          <text:p text:style-name="P1">pdf décrit totalement le fichier donc donnera quasiment même rendu partout</text:p>
                        </text:list-item>
                        <text:list-item>
                          <text:p text:style-name="P1">rétrocomp parfois pas assurée avec extensions latex (mais rarement)</text:p>
                        </text:list-item>
                        <text:list-item>
                          <text:p text:style-name="P1">wysiwyg → gèrent ça en partie pour la plupart maintenant</text:p>
                        </text:list-item>
                        <text:list-item>
                          <text:p text:style-name="P1">avantages latex résumés en 5 points</text:p>
                          <text:list>
                            <text:list-item>
                              <text:p text:style-name="P1">rétrocompatibilité</text:p>
                            </text:list-item>
                            <text:list-item>
                              <text:p text:style-name="P1">création de pdf</text:p>
                            </text:list-item>
                            <text:list-item>
                              <text:p text:style-name="P1">portabilité</text:p>
                            </text:list-item>
                            <text:list-item>
                              <text:p text:style-name="P1">outils permettant de modifier en une fois une caractéristique générale</text:p>
                            </text:list-item>
                            <text:list-item>
                              <text:p text:style-name="P1">passe beaucoup plus de temps a rédiger qu'à mettre en page</text:p>
                            </text:list-item>
                          </text:list>
                        </text:list-item>
                      </text:list>
                    </text:list-item>
                  </text:list>
                </text:list-item>
                <text:list-item>
                  <text:p text:style-name="P1">historique rapide</text:p>
                  <text:list>
                    <text:list-item>
                      <text:p text:style-name="P1">création de tex par donald knuth en 1977 avec des typographes et experts de la mise en page par ras le bol de voir ses publications mathématiques rendues illisibles dans les revues scientifiques</text:p>
                    </text:list-item>
                    <text:list-item>
                      <text:p text:style-name="P1"><text:soft-page-break/>création de latex par leslie lamport en 1985 pour simplifier tex avec des macros etc car tex est assez complexe a prendre en main</text:p>
                    </text:list-item>
                  </text:list>
                </text:list-item>
              </text:list>
            </text:list-item>
            <text:list-item>
              <text:p text:style-name="P1">installer latex</text:p>
              <text:list>
                <text:list-item>
                  <text:p text:style-name="P1">documents qu'on voudra créer avec latex : pdf et postscript</text:p>
                </text:list-item>
                <text:list-item>
                  <text:p text:style-name="P1">postscript = langage intelligible par les imprimantes sans passer par l'intermédiaire d'un ordi</text:p>
                </text:list-item>
                <text:list-item>
                  <text:p text:style-name="P1">3 catégories de logiciels utilisés pour faire du latex</text:p>
                  <text:list>
                    <text:list-item>
                      <text:p text:style-name="P1">distribution latex : logiciel permettant entre autres de générer des documents (pdf etc) à partir de fichiers latex</text:p>
                    </text:list-item>
                    <text:list-item>
                      <text:p text:style-name="P1">lecteur(s) ps et pdf</text:p>
                    </text:list-item>
                    <text:list-item>
                      <text:p text:style-name="P1">un éditeur de texte / traitement de textes / éditeur latex</text:p>
                      <text:list>
                        <text:list-item>
                          <text:p text:style-name="P1">éditeur de texte : permet d'écrire du texte</text:p>
                        </text:list-item>
                        <text:list-item>
                          <text:p text:style-name="P1">traitement de texte : coloration indentation etc en plus</text:p>
                        </text:list-item>
                        <text:list-item>
                          <text:p text:style-name="P1">éditeur latex : outils latex en plus</text:p>
                        </text:list-item>
                      </text:list>
                    </text:list-item>
                    <text:list-item>
                      <text:p text:style-name="P1">pour mac, possibilité d'avoir tout en un : mactex</text:p>
                    </text:list-item>
                  </text:list>
                </text:list-item>
              </text:list>
            </text:list-item>
            <text:list-item>
              <text:p text:style-name="P1">structurer son premier document</text:p>
              <text:list>
                <text:list-item>
                  <text:p text:style-name="P1">note read me first tex</text:p>
                  <text:list>
                    <text:list-item>
                      <text:p text:style-name="P1">comment créer un nouveau fichier et le préremplire ?</text:p>
                      <text:list>
                        <text:list-item>
                          <text:p text:style-name="P1">modèles &gt; latex template</text:p>
                        </text:list-item>
                      </text:list>
                    </text:list-item>
                    <text:list-item>
                      <text:p text:style-name="P1">comment le sauver, créer et visualiser ?</text:p>
                      <text:list>
                        <text:list-item>
                          <text:p text:style-name="P1">bouton "composition"</text:p>
                        </text:list-item>
                        <text:list-item>
                          <text:p text:style-name="P1">créer nouveau dossier directement dans boite de dialogue si nécessaire</text:p>
                        </text:list-item>
                        <text:list-item>
                          <text:p text:style-name="P1">choisir nom sans extension</text:p>
                        </text:list-item>
                        <text:list-item>
                          <text:p text:style-name="P1">sauver et lancer</text:p>
                        </text:list-item>
                      </text:list>
                    </text:list-item>
                  </text:list>
                </text:list-item>
                <text:list-item>
                  <text:p text:style-name="P1">compilation</text:p>
                  <text:list>
                    <text:list-item>
                      <text:p text:style-name="P1">qu'est ce qui compile notre code latex ? : la distribution latex</text:p>
                    </text:list-item>
                    <text:list-item>
                      <text:p text:style-name="P1">3 fichiers potentiellement productibles via .tex</text:p>
                      <text:list>
                        <text:list-item>
                          <text:p text:style-name="P1">.pdf</text:p>
                        </text:list-item>
                        <text:list-item>
                          <text:p text:style-name="P1">.ps<text:line-break/>.dvi</text:p>
                        </text:list-item>
                      </text:list>
                    </text:list-item>
                    <text:list-item>
                      <text:p text:style-name="P1">facilités permises par éditeurs latex</text:p>
                      <text:list>
                        <text:list-item>
                          <text:p text:style-name="P1">boutons permettent d'insérer facilement caractères spé etc</text:p>
                        </text:list-item>
                        <text:list-item>
                          <text:p text:style-name="P1">fenetre de communication pour la compilation</text:p>
                        </text:list-item>
                      </text:list>
                    </text:list-item>
                    <text:list-item>
                      <text:p text:style-name="P1">pas que les extensions vues juste avant. D'autres extensions possibles (pas besoin de citer, mais grossièrement correspond a quoi ?)</text:p>
                      <text:list>
                        <text:list-item>
                          <text:p text:style-name="P1">correspond aux bibliothèques indexes etc</text:p>
                        </text:list-item>
                      </text:list>
                    </text:list-item>
                  </text:list>
                </text:list-item>
                <text:list-item>
                  <text:p text:style-name="P1">rédaction d'un document simple</text:p>
                  <text:list>
                    <text:list-item>
                      <text:p text:style-name="P1">rédaction du fichier .tex</text:p>
                      <text:list>
                        <text:list-item>
                          <text:p text:style-name="P1">3 petites fenêtres peuvent apparaître au total</text:p>
                          <text:list>
                            <text:list-item>
                              <text:p text:style-name="P1">la fenêtre dans laquelle j'écris le code</text:p>
                            </text:list-item>
                            <text:list-item>
                              <text:p text:style-name="P1">la fenêtre "console" décrivant le déroulement lors de la composition</text:p>
                            </text:list-item>
                            <text:list-item>
                              <text:p text:style-name="P1">la fenêtre qui affiche le document</text:p>
                            </text:list-item>
                          </text:list>
                        </text:list-item>
                        <text:list-item>
                          <text:p text:style-name="P1">comment indiquer le type de document ?</text:p>
                          <text:list>
                            <text:list-item>
                              <text:p text:style-name="P1">\documentclass{type} (ex : \documentclass{article})</text:p>
                            </text:list-item>
                          </text:list>
                        </text:list-item>
                        <text:list-item>
                          <text:p text:style-name="P1">comment borner le contenu du document ?</text:p>
                          <text:list>
                            <text:list-item>
                              <text:p text:style-name="P1">\begin{document}</text:p>
                            </text:list-item>
                            <text:list-item>
                              <text:p text:style-name="P1">…</text:p>
                            </text:list-item>
                            <text:list-item>
                              <text:p text:style-name="P1">\end{document}</text:p>
                            </text:list-item>
                          </text:list>
                        </text:list-item>
                        <text:list-item>
                          <text:p text:style-name="P1">comment écrire le texte qui sera en suite affiché ?</text:p>
                          <text:list>
                            <text:list-item>
                              <text:p text:style-name="P1"><text:soft-page-break/>au kilomètre entre le début et la fin, pas besoin de borne a la &lt;p&gt;&lt;/p&gt;</text:p>
                            </text:list-item>
                          </text:list>
                        </text:list-item>
                        <text:list-item>
                          <text:p text:style-name="P1">syntaxe noms fichiers pendant enregistrement</text:p>
                          <text:list>
                            <text:list-item>
                              <text:p text:style-name="P1">.tex</text:p>
                            </text:list-item>
                            <text:list-item>
                              <text:p text:style-name="P1">pas d'espaces</text:p>
                            </text:list-item>
                            <text:list-item>
                              <text:p text:style-name="P1">pas d'accents</text:p>
                            </text:list-item>
                          </text:list>
                        </text:list-item>
                        <text:list-item>
                          <text:p text:style-name="P1">problèmes possibles pour copier coller traitement de texte → tex</text:p>
                          <text:list>
                            <text:list-item>
                              <text:p text:style-name="P1">mise en forme prise avec pose problèmes</text:p>
                            </text:list-item>
                          </text:list>
                        </text:list-item>
                        <text:list-item>
                          <text:p text:style-name="P1">comment y pallier ?</text:p>
                          <text:list>
                            <text:list-item>
                              <text:p text:style-name="P1">traitement de texte → éditeur de texte</text:p>
                            </text:list-item>
                            <text:list-item>
                              <text:p text:style-name="P1">éditeur de texte → tex</text:p>
                            </text:list-item>
                          </text:list>
                        </text:list-item>
                        <text:list-item>
                          <text:p text:style-name="P1">compiler</text:p>
                          <text:list>
                            <text:list-item>
                              <text:p text:style-name="P1">en lignes de commandes</text:p>
                              <text:list>
                                <text:list-item>
                                  <text:p text:style-name="P1">créer le fichier "source" : nano blabla.tex</text:p>
                                </text:list-item>
                                <text:list-item>
                                  <text:p text:style-name="P1">compiler : latex blabla.tex</text:p>
                                </text:list-item>
                              </text:list>
                            </text:list-item>
                            <text:list-item>
                              <text:p text:style-name="P1"/>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9T11:28:34</meta:creation-date>
    <dc:date>2014-10-25T19:19:07</dc:date>
    <dc:creator>yjfjyf jjku</dc:creator>
    <meta:editing-duration>PT3H8M32S</meta:editing-duration>
    <meta:editing-cycles>66</meta:editing-cycles>
    <meta:generator>OpenOffice/4.0.0$Unix OpenOffice.org_project/400m3$Build-9702</meta:generator>
    <meta:document-statistic meta:table-count="0" meta:image-count="0" meta:object-count="0" meta:page-count="3" meta:paragraph-count="102" meta:word-count="852" meta:character-count="4737"/>
  </office:meta>
</office:document-meta>
</file>